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6da016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P29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officeooo:rsid="004e4ff9"/>
    </style:style>
    <style:style style:name="T8" style:family="text">
      <style:text-properties style:font-name="Carlito" fo:font-size="11pt" style:font-size-asian="11pt" style:font-size-complex="11pt"/>
    </style:style>
    <style:style style:name="T9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67e36e"/>
    </style:style>
    <style:style style:name="T11" style:family="text">
      <style:text-properties officeooo:rsid="006a899d"/>
    </style:style>
    <style:style style:name="T12" style:family="text">
      <style:text-properties officeooo:rsid="006b5399"/>
    </style:style>
    <style:style style:name="T13" style:family="text">
      <style:text-properties officeooo:rsid="006da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Montreuil_20_gras"><text:span text:style-name="T2"/></text:span></text:p>
      <text:p text:style-name="P2"><text:span text:style-name="Montreuil_20_gras"><text:span text:style-name="T8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attachmentRecipient.postal_address]</text:p>
          </table:table-cell>
        </table:table-row>
      </table:table>
      <text:p text:style-name="P3"><text:span text:style-name="Montreuil_20_gras"><text:span text:style-name="T9"/></text:span></text:p>
      <text:p text:style-name="P4"><text:span text:style-name="Montreuil_20_gras"><text:span text:style-name="T9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8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20-01-02T11:17:14.534928342">2 janvier 2020</text:date></text:span></text:p>
      <text:p text:style-name="P12"><text:s/></text:p>
      <text:p text:style-name="P13"/>
      <text:p text:style-name="P13"/>
      <text:p text:style-name="P14">[attachmentRecipient.title] [attachmentRecipien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10">[res_letterbox.subject]</text:span>.</text:p>
      <text:p text:style-name="P16"/>
      <text:p text:style-name="P25">Le présent accusé de réception atteste de la réception de votre demande. Il ne préjuge pas de la conformité de son contenu qui dépend entre autres de l'étude des pièces fournies.</text:p>
      <text:p text:style-name="P26"/>
      <text:p text:style-name="P17">Le présent accusé de réception, que nous vous invitons à conserver, vous informe des prochaines étapes de la procédure :</text:p>
      <text:p text:style-name="P19"/>
      <text:list xml:id="list3609250230" text:style-name="L1">
        <text:list-item>
          <text:p text:style-name="P27">Si l'instruction de votre demande nécessite des informations ou pièces complémentaires, le Service compétent vous contactera afin de les obtenir, dans un délai qui vous sera indiqué.</text:p>
        </text:list-item>
      </text:list>
      <text:p text:style-name="P17"/>
      <text:p text:style-name="P17">Pour tout renseignement concernant votre dossier, vous pouvez contacter :</text:p>
      <text:p text:style-name="P17"/>
      <text:p text:style-name="P18">le service instructeur compétent : </text:p>
      <text:list xml:id="list2543690528" text:style-name="L2">
        <text:list-item>
          <text:p text:style-name="P28">par téléphone <text:span text:style-name="T11">[user.phone]</text:span></text:p>
        </text:list-item>
        <text:list-item>
          <text:p text:style-name="P28">ou par messagerie électronique <text:span text:style-name="T12">[user.mail]</text:span>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7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10M30S</meta:editing-duration>
    <meta:editing-cycles>46</meta:editing-cycles>
    <meta:generator>LibreOffice/6.0.7.3$Linux_X86_64 LibreOffice_project/00m0$Build-3</meta:generator>
    <dc:date>2020-01-02T11:17:14.366053691</dc:date>
    <meta:print-date>2016-06-06T11:07:27.701000000</meta:print-date>
    <dc:creator>Florian Azizian</dc:creator>
    <meta:document-statistic meta:table-count="2" meta:image-count="1" meta:object-count="0" meta:page-count="1" meta:paragraph-count="26" meta:word-count="164" meta:character-count="1233" meta:non-whitespace-character-count="1068"/>
  </office:meta>
</office:document-meta>
</file>